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daní :</text:span> </text:p>
      <text:p text:style-name="Standard">Naprogramujte hru Khet pro dva hráče s kontrolou korektnosti tahu. Pro reprezentaci hry na obrazovce využívejte pouze možnosti textu, tj. úlohu řešte bez grafiky.</text:p>
      <text:p text:style-name="Standard"/>
      <text:p text:style-name="Standard"><text:span text:style-name="T1">Řešitelé :</text:span> Lukáš Rejta (xrejta), Honza Brazdil (xbrazdi1)</text:p>
      <text:p text:style-name="Standard"/>
      <text:p text:style-name="P1">Odchylky konečného řešení od předpokládaného :</text:p>
      <text:p text:style-name="Standard"><text:tab/>Hra měla původně pracovat s příkazy pohyb(X,Y, SmerPohybu), otoc(X,Y,SmerOtoceni).</text:p>
      <text:p text:style-name="Standard">Na základě doporučení je hra ovládána příkazy XYO, kde X a Y určují umístení figurky na herni plose a O je operace ,ktera se ma provest.</text:p>
      <text:p text:style-name="Standard">Další vyraznou zmenou je vypis hraciho pole na obrazovku místo puvodniho vypisu predikatu.</text:p>
      <text:p text:style-name="Standard">Ukonceni tahu , kdy je vystrelen laser, není vypis na obrazovku s vysledkem, ale pomoci animace vykreslovani trasy laseru.</text:p>
      <text:p text:style-name="Standard"/>
      <text:p text:style-name="Standard">Popis koncepce reseni : </text:p>
      <text:p text:style-name="Standard">Vyuzivame programove databaze pro ukladani aktivnich figurek.</text:p>
      <text:p text:style-name="Standard">Figurky jsou termy ve tvaru figurka(Typ,X,Y,Smer,Barva), kde Typ je typ figurky (sfinga, scarab, faraon, anubis, pyramida), X a Y jsou souradnice figurky Smer je smer otoceni fugurky (nahoru, doprava, dolu, doleva) a Barva je barva hrace (stribrny, cerveny).</text:p>
      <text:p text:style-name="Standard"/>
      <text:p text:style-name="Standard">Popis prubehu :</text:p>
      <text:p text:style-name="Standard">Na zacatku otevre soubor a kontroluje zda obsahuje pouze termy ve spravnem tvaru. Při zavadeni figurek do programove databaze kontroluje spravnost umisteni figurky. Nasledne pusti samotnou hru kde <text:s/>vypise na obrazovku hraci plochu a pozada hrace o jeho tah. Při neuspesnem prikazu da hraci moznost opakovat tah. Hraci se ve svých tazich stridaji dokud není vyrazena figurka faraon.</text:p>
      <text:p text:style-name="Standard">Pote se vyhodnoti kdo vyhral a program skonci. Po skonceni hry se uklidi programova databaze. Celou hru je po prave strane <text:s/>legenda.</text:p>
      <text:p text:style-name="Standard"/>
      <text:p text:style-name="Standard">obrazek</text:p>
      <text:p text:style-name="Standard"/>
      <text:p text:style-name="P1">Manual pro ohladání programu :</text:p>
      <text:p text:style-name="Standard"><text:tab/>khet. - Spusteni programu s rozestavenim classic.pl</text:p>
      <text:p text:style-name="Standard"><text:tab/>khet(Soubor) – Spusteni hry s vlastnim rozestavenim (predpripravene imhotep.pl a <text:tab/><text:tab/><text:tab/><text:tab/> dynasty.pl)</text:p>
      <text:p text:style-name="Standard"/>
      <text:p text:style-name="Standard"><text:tab/>prikaz tvaru „XYO“</text:p>
      <text:p text:style-name="Standard"><text:tab/>X - radek hraci plochy od 0 do 7</text:p>
      <text:p text:style-name="Standard"><text:tab/>Y - sloupec hraci plochy od 0 do 9</text:p>
      <text:p text:style-name="Standard"><text:tab/>O <text:s/>: </text:p>
      <text:section text:style-name="Sect1" text:name="Sekce2">
        <text:p text:style-name="Standard"><text:tab/><text:tab/>u ,7 - pohyb na severozapad</text:p>
        <text:p text:style-name="Standard"><text:tab/><text:tab/>k , 8 - pohyb na sever</text:p>
        <text:p text:style-name="Standard"><text:tab/><text:tab/>i , 9 - pohyb na severovychod</text:p>
        <text:p text:style-name="Standard"><text:tab/><text:tab/>h , 4 - pohyb na zapad</text:p>
        <text:p text:style-name="Standard"><text:tab/><text:tab/>j , 2 - pohyb na jih</text:p>
        <text:p text:style-name="Standard"><text:tab/>l , 6 - pohyb na zapad</text:p>
        <text:p text:style-name="Standard"><text:tab/>n , 1 - pohyb na jihozapad</text:p>
        <text:p text:style-name="Standard"><text:tab/>m , 3 - pohyb na jihovychod</text:p>
        <text:p text:style-name="Standard"><text:tab/>&lt; - otoceni protihodinovych rucicek</text:p>
        <text:p text:style-name="Standard"><text:tab/>&gt; - otoceni podle hodinovych rucicek</text:p>
      </text:section>
      <text:p text:style-name="Standard"/>
      <text:p text:style-name="P1">Graficka reprezentace : </text:p>
      <text:section text:style-name="Sect1" text:name="Sekce1">
        <text:p text:style-name="Standard"><text:tab/>S – sfinga</text:p>
        <text:p text:style-name="Standard"><text:tab/>A – anubis</text:p>
        <text:p text:style-name="Standard"><text:tab/>F – faraon</text:p>
        <text:p text:style-name="Standard"><text:tab/>P – pyramida</text:p>
        <text:p text:style-name="Standard"><text:tab/>Q – scarab</text:p>
        <text:p text:style-name="Standard"><text:tab/># - stribrny hrac</text:p>
        <text:p text:style-name="Standard"><text:tab/>&amp; - cerveny hrac</text:p>
        <text:p text:style-name="Standard"><text:tab/>v – směr pohledu dolu</text:p>
        <text:p text:style-name="Standard"><text:tab/>^ - směr pohledu nahoru</text:p>
        <text:p text:style-name="Standard"><text:tab/>&gt; - směr pohledu doprava</text:p>
        <text:p text:style-name="Standard"><text:tab/>&lt; - směr pohledu doleva</text:p>
        <text:p text:style-name="Standard"><text:tab/>/ - znazorneni polohy zrcadla</text:p>
        <text:p text:style-name="Standard"><text:tab/>\ - znazorneni polohy zrcadla</text:p>
        <text:p text:style-name="Standard"><text:tab/>/| - nekryta prava a spodni strana</text:p>
        <text:p text:style-name="Standard"><text:tab/>\| - nekryta prava a horni strana</text:p>
        <text:p text:style-name="Standard"><text:tab/>|/ - nekryta leva a horni strana</text:p>
        <text:p text:style-name="Standard"><text:tab/>|\ - nekryta leva a spodni strana </text:p>
      </text:section>
      <text:p text:style-name="Standard"><text:tab/></text:p>
      <text:p text:style-name="P1">Pouzite knihovny : </text:p>
      <text:p text:style-name="Standard">Knihovna system pro pouziti klauzule sleep</text:p>
      <text:p text:style-name="Standard"/>
      <text:p text:style-name="Standard">K dokumentaci pridana pravidla h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12-05-15T11:01:07</meta:creation-date>
    <dc:date>2012-05-15T11:59:57</dc:date>
    <dc:language>cs-CZ</dc:language>
    <meta:editing-cycles>2</meta:editing-cycles>
    <meta:editing-duration>PT1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400" meta:character-count="2642"/>
  </office:meta>
</office:document-meta>
</file>